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Trebuchet MS" svg:font-family="'Trebuchet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b5394" style:text-line-through-style="none" style:text-line-through-type="none" style:font-name="Trebuchet MS" fo:font-size="2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</style:style>
    <style:style style:name="P6" style:family="paragraph" style:parent-style-name="Text_20_body">
      <style:paragraph-properties fo:margin-top="0.141cm" fo:margin-bottom="0cm" loext:contextual-spacing="false" fo:line-height="119%" style:writing-mode="lr-tb"/>
    </style:style>
    <style:style style:name="P7" style:family="paragraph" style:parent-style-name="Text_20_body">
      <style:paragraph-properties fo:margin-left="0.635cm" fo:margin-right="0cm" fo:margin-top="0.106cm" fo:margin-bottom="0cm" loext:contextual-spacing="false" fo:line-height="119%" fo:text-indent="0cm" style:auto-text-indent="false" style:writing-mode="lr-tb"/>
    </style:style>
    <style:style style:name="P8" style:family="paragraph" style:parent-style-name="Text_20_body">
      <style:paragraph-properties fo:margin-top="0.353cm" fo:margin-bottom="0cm" loext:contextual-spacing="false" fo:line-height="119%" style:writing-mode="lr-tb"/>
    </style:style>
    <style:style style:name="P9" style:family="paragraph" style:parent-style-name="Text_20_body">
      <style:paragraph-properties fo:margin-top="0.353cm" fo:margin-bottom="0.141cm" loext:contextual-spacing="false" fo:line-height="119%" style:writing-mode="lr-tb"/>
    </style:style>
    <style:style style:name="P10" style:family="paragraph" style:parent-style-name="Heading_20_1">
      <style:paragraph-properties fo:margin-top="0.35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6pt" fo:font-style="normal" style:text-underline-style="none" fo:font-weight="normal" style:text-blinking="false" fo:background-color="transparent"/>
    </style:style>
    <style:style style:name="P11" style:family="paragraph" style:parent-style-name="Heading_20_1">
      <style:paragraph-properties fo:margin-top="0.353cm" fo:margin-bottom="0cm" loext:contextual-spacing="false" fo:line-height="138%" fo:break-before="page" style:writing-mode="lr-tb"/>
      <style:text-properties fo:font-variant="normal" fo:text-transform="none" fo:color="#000000" style:text-line-through-style="none" style:text-line-through-type="none" style:font-name="Trebuchet MS" fo:font-size="16pt" fo:font-style="normal" style:text-underline-style="none" fo:font-weight="normal" style:text-blinking="false" fo:background-color="transparent"/>
    </style:style>
    <style:style style:name="P12" style:family="paragraph" style:parent-style-name="Heading_20_2">
      <style:paragraph-properties fo:margin-top="0.35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3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22222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style:font-name="Courier New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c915f6df-7fff-be24-38f6-fd57d70550f7"/>Market Clients</text:p>
      <text:p text:style-name="Text_20_body"><text:span text:style-name="T1"></text:span></text:p>
      <text:p text:style-name="P6"><text:a xlink:type="simple" xlink:href="https://docs.google.com/document/d/1U3kuokpeNSzxSbXhXJ3XnNYbfZaK5nY3_tAL-Uk0wKQ/edit#heading=h.2dgf9frl68nv" text:style-name="Internet_20_link" text:visited-style-name="Visited_20_Internet_20_Link"><text:span text:style-name="T2">1. Терминология</text:span></text:a><text:a xlink:type="simple" xlink:href="https://docs.google.com/document/d/1U3kuokpeNSzxSbXhXJ3XnNYbfZaK5nY3_tAL-Uk0wKQ/edit#heading=h.2dgf9frl68nv" text:style-name="Internet_20_link" text:visited-style-name="Visited_20_Internet_20_Link"><text:span text:style-name="T1">    </text:span></text:a><text:a xlink:type="simple" xlink:href="https://docs.google.com/document/d/1U3kuokpeNSzxSbXhXJ3XnNYbfZaK5nY3_tAL-Uk0wKQ/edit#heading=h.2dgf9frl68nv" text:style-name="Internet_20_link" text:visited-style-name="Visited_20_Internet_20_Link"><text:span text:style-name="T2">1</text:span></text:a></text:p>
      <text:p text:style-name="P7"><text:a xlink:type="simple" xlink:href="https://docs.google.com/document/d/1U3kuokpeNSzxSbXhXJ3XnNYbfZaK5nY3_tAL-Uk0wKQ/edit#heading=h.8d2nslcyimhv" text:style-name="Internet_20_link" text:visited-style-name="Visited_20_Internet_20_Link"><text:span text:style-name="T3">Common</text:span></text:a><text:a xlink:type="simple" xlink:href="https://docs.google.com/document/d/1U3kuokpeNSzxSbXhXJ3XnNYbfZaK5nY3_tAL-Uk0wKQ/edit#heading=h.8d2nslcyimhv" text:style-name="Internet_20_link" text:visited-style-name="Visited_20_Internet_20_Link"><text:span text:style-name="T1">    </text:span></text:a><text:a xlink:type="simple" xlink:href="https://docs.google.com/document/d/1U3kuokpeNSzxSbXhXJ3XnNYbfZaK5nY3_tAL-Uk0wKQ/edit#heading=h.8d2nslcyimhv" text:style-name="Internet_20_link" text:visited-style-name="Visited_20_Internet_20_Link"><text:span text:style-name="T3">1</text:span></text:a></text:p>
      <text:p text:style-name="P7"><text:a xlink:type="simple" xlink:href="https://docs.google.com/document/d/1U3kuokpeNSzxSbXhXJ3XnNYbfZaK5nY3_tAL-Uk0wKQ/edit#heading=h.323al5m2r1q3" text:style-name="Internet_20_link" text:visited-style-name="Visited_20_Internet_20_Link"><text:span text:style-name="T3">Development</text:span></text:a><text:a xlink:type="simple" xlink:href="https://docs.google.com/document/d/1U3kuokpeNSzxSbXhXJ3XnNYbfZaK5nY3_tAL-Uk0wKQ/edit#heading=h.323al5m2r1q3" text:style-name="Internet_20_link" text:visited-style-name="Visited_20_Internet_20_Link"><text:span text:style-name="T1">    </text:span></text:a><text:a xlink:type="simple" xlink:href="https://docs.google.com/document/d/1U3kuokpeNSzxSbXhXJ3XnNYbfZaK5nY3_tAL-Uk0wKQ/edit#heading=h.323al5m2r1q3" text:style-name="Internet_20_link" text:visited-style-name="Visited_20_Internet_20_Link"><text:span text:style-name="T3">1</text:span></text:a></text:p>
      <text:p text:style-name="P8"><text:a xlink:type="simple" xlink:href="https://docs.google.com/document/d/1U3kuokpeNSzxSbXhXJ3XnNYbfZaK5nY3_tAL-Uk0wKQ/edit#heading=h.i6ibunyzxu6v" text:style-name="Internet_20_link" text:visited-style-name="Visited_20_Internet_20_Link"><text:span text:style-name="T2">2. Рекомендации к написанию клиентов</text:span></text:a><text:a xlink:type="simple" xlink:href="https://docs.google.com/document/d/1U3kuokpeNSzxSbXhXJ3XnNYbfZaK5nY3_tAL-Uk0wKQ/edit#heading=h.i6ibunyzxu6v" text:style-name="Internet_20_link" text:visited-style-name="Visited_20_Internet_20_Link"><text:span text:style-name="T1">    </text:span></text:a><text:a xlink:type="simple" xlink:href="https://docs.google.com/document/d/1U3kuokpeNSzxSbXhXJ3XnNYbfZaK5nY3_tAL-Uk0wKQ/edit#heading=h.i6ibunyzxu6v" text:style-name="Internet_20_link" text:visited-style-name="Visited_20_Internet_20_Link"><text:span text:style-name="T2">3</text:span></text:a></text:p>
      <text:p text:style-name="P8"><text:a xlink:type="simple" xlink:href="https://docs.google.com/document/d/1U3kuokpeNSzxSbXhXJ3XnNYbfZaK5nY3_tAL-Uk0wKQ/edit#heading=h.nb9l9fz09n8m" text:style-name="Internet_20_link" text:visited-style-name="Visited_20_Internet_20_Link"><text:span text:style-name="T2">3. Код</text:span></text:a><text:a xlink:type="simple" xlink:href="https://docs.google.com/document/d/1U3kuokpeNSzxSbXhXJ3XnNYbfZaK5nY3_tAL-Uk0wKQ/edit#heading=h.nb9l9fz09n8m" text:style-name="Internet_20_link" text:visited-style-name="Visited_20_Internet_20_Link"><text:span text:style-name="T1">    </text:span></text:a><text:a xlink:type="simple" xlink:href="https://docs.google.com/document/d/1U3kuokpeNSzxSbXhXJ3XnNYbfZaK5nY3_tAL-Uk0wKQ/edit#heading=h.nb9l9fz09n8m" text:style-name="Internet_20_link" text:visited-style-name="Visited_20_Internet_20_Link"><text:span text:style-name="T2">5</text:span></text:a></text:p>
      <text:p text:style-name="P9"><text:a xlink:type="simple" xlink:href="https://docs.google.com/document/d/1U3kuokpeNSzxSbXhXJ3XnNYbfZaK5nY3_tAL-Uk0wKQ/edit#heading=h.alnl3zn3kn3v" text:style-name="Internet_20_link" text:visited-style-name="Visited_20_Internet_20_Link"><text:span text:style-name="T2">4. Тестовое задание</text:span></text:a><text:a xlink:type="simple" xlink:href="https://docs.google.com/document/d/1U3kuokpeNSzxSbXhXJ3XnNYbfZaK5nY3_tAL-Uk0wKQ/edit#heading=h.alnl3zn3kn3v" text:style-name="Internet_20_link" text:visited-style-name="Visited_20_Internet_20_Link"><text:span text:style-name="T1">    </text:span></text:a><text:a xlink:type="simple" xlink:href="https://docs.google.com/document/d/1U3kuokpeNSzxSbXhXJ3XnNYbfZaK5nY3_tAL-Uk0wKQ/edit#heading=h.alnl3zn3kn3v" text:style-name="Internet_20_link" text:visited-style-name="Visited_20_Internet_20_Link"><text:span text:style-name="T2">6</text:span></text:a><text:span text:style-name="T1"></text:span></text:p>
      <text:p text:style-name="Text_20_body"><text:line-break/></text:p>
      <text:h text:style-name="P10" text:outline-level="1">1. Терминология</text:h>
      <text:h text:style-name="P12" text:outline-level="2">Common</text:h>
      <text:p text:style-name="Text_20_body"/>
      <text:p text:style-name="P5"><text:span text:style-name="T2">Currency (Валюта)</text:span><text:span text:style-name="T1"> — </text:span><text:span text:style-name="T3">валюта, тип денег. Например, доллар США или биткоин.</text:span></text:p>
      <text:p text:style-name="Text_20_body"/>
      <text:p text:style-name="P5"><text:span text:style-name="T2">Currency pair (Валютная пара)</text:span><text:span text:style-name="T1"> — </text:span><text:span text:style-name="T3">пара валют, которая означает отношение одной валюты к другой. Как и в простом математическом отношении порядок имеет значение. Например, доллар США к биткоину.</text:span></text:p>
      <text:p text:style-name="Text_20_body"/>
      <text:p text:style-name="P5"><text:span text:style-name="T2">Symbol (Символ)</text:span><text:span text:style-name="T1"> — </text:span><text:span text:style-name="T3">символьное обозначение валюты или валютной пары. Например, USD или USDBTC.</text:span></text:p>
      <text:p text:style-name="Text_20_body"/>
      <text:p text:style-name="P5"><text:span text:style-name="T2">Platform (Платформа)</text:span><text:span text:style-name="T1"> — </text:span><text:span text:style-name="T3">система(, которая является основой для разной деятельности). Программная платформа — это программная система, обычно со своим API.</text:span></text:p>
      <text:p text:style-name="P5"><text:span text:style-name="T2"/></text:p>
      <text:p text:style-name="P5"><text:span text:style-name="T2">Exchange (Биржа)</text:span><text:span text:style-name="T1"> — </text:span><text:span text:style-name="T4">учреждение для заключения финансовых и коммерческих сделок. Часто биржа реализуется как программная платформа, доступная через интернет в любой точке мира.</text:span></text:p>
      <text:h text:style-name="P12" text:outline-level="2"><text:soft-page-break/></text:h>
      <text:h text:style-name="P12" text:outline-level="2"/>
      <text:h text:style-name="P12" text:outline-level="2"/>
      <text:h text:style-name="P12" text:outline-level="2">Development</text:h>
      <text:p text:style-name="Text_20_body"/>
      <text:p text:style-name="P5"><text:span text:style-name="T2">Connector (Коннектор)</text:span><text:span text:style-name="T1"> — </text:span><text:span text:style-name="T3">в широком смысле это класс или группа классов, через которые мы подключаемся к API отдельных платформ, чтобы выполнить какое-либо действие. В нашем случае такие коннекторы разбиваются на клиенты, которые приводят REST и WS-интерфейсы отдельных платформ к единому интерфейсу на уровне кода, то есть реализованному в классе, а также на коннекторы в узком смысле, которые используют клиенты и реализуют более сложную логику использования API платформ, которая включает реконнекты, обработку ошибок, фиксирование скачанных и пропущенных данных, которые нужно скачать позже и так далее.</text:span></text:p>
      <text:p text:style-name="Text_20_body"/>
      <text:p text:style-name="P5"><text:span text:style-name="T2">Client (Клиент)</text:span><text:span text:style-name="T1"> — </text:span><text:span text:style-name="T3">класс, через который мы в программе обращаемся к другим внешним API: REST и WS API бирж, например. Другими словами, он преобразует внешний общий API в API на уровне классов конкретного языка программирования. Обычно, через одинаковый такой программный интерфейс можно обращаться к разным платформам, собственные API которых отличаются.</text:span></text:p>
      <text:h text:style-name="P11" text:outline-level="1">2. Рекомендации к написанию клиентов</text:h>
      <text:p text:style-name="P5"><text:span text:style-name="T3">Сейчас сделаны только трейды и только для трех платформ: Binance, Bitfinex и BitMEX (</text:span><text:a xlink:type="simple" xlink:href="https://drive.google.com/file/d/1fFsF0t_7WbvmWlTzgcqd6Zvz70Fcwucc/view?usp=sharing" text:style-name="Internet_20_link" text:visited-style-name="Visited_20_Internet_20_Link"><text:span text:style-name="T5">базовый исходный код</text:span></text:a><text:span text:style-name="T3">), поэтому очевидно, что код будет меняться, и его не стоит воспринимать как нечто завершенное или, более того, догму. Остальные методы и клиенты для других платформ можно и нужно делать по образцу. Чтобы быстрее разобраться с кодом, ниже приведены некоторые принципы и общая схема по которым он был написан.</text:span></text:p>
      <text:p text:style-name="Text_20_body"/>
      <text:p text:style-name="P2">Чтобы разобраться в коде быстрее всего рекомендуется идти от файлов binance.py, bitfinex.py, bitmex.py, то есть от примеров конкретных реализаций к основанию, к базовым классам. После этого можно пойти обратно: от базовых классов к конкретным реализациям. Результат работы по добавлению новых клиентов и реализации новых функций будет похож на код из этих трех файлов: binance.py, bitfinex.py, bitmex.py.</text:p>
      <text:p text:style-name="Text_20_body"/>
      <text:p text:style-name="P2">Библиотека клиентов для разных платформ бирж основана на том положении, что все биржи реализуют в большинстве одну и ту же функциональность: все дают список ордеров, трейдов и прочего. Но они делают это по-разному. Основное различие заключается в формате данных. Поэтому и в коде за основу был взят конвертер, которые преобразует формат каждой платформы в наш общий для всех формат. </text:p>
      <text:p text:style-name="Text_20_body"/>
      <text:p text:style-name="P5"><text:span text:style-name="T3">Отсюда вытекает </text:span><text:span text:style-name="T2">основная цель</text:span><text:span text:style-name="T1"> </text:span><text:span text:style-name="T3">библиотеки: приведение всех (в идеале всех) бирж к единому формату, или предоставление доступа ко всем биржам через единый интерфейс. Наша библиотека должна рассматриваться как единая точка доступа к вообще всем биржам.</text:span></text:p>
      <text:p text:style-name="Text_20_body"/>
      <text:p text:style-name="P2">В основе формата лежат термины и то, что они означают. У каждой биржи есть различия в терминологии. Наша цель устранить эти различия, выработав единую наиболее точную систему терминов. Это самое важное, поэтому и в документе это находится в самом начале.</text:p>
      <text:p text:style-name="Text_20_body"/>
      <text:p text:style-name="P2">Минимум, что предоставляет библиотека — это интерфейс, пустой базовый класс с заданными сигнатурами функций: их названиями и параметрами. </text:p>
      <text:p text:style-name="Text_20_body"/>
      <text:p text:style-name="P2">Второе: это конвертер наших имен в имена конкретной платформы. Для многих бирж будет достаточно настроить словари соответствия этих имен, чтобы все заработало.</text:p>
      <text:p text:style-name="Text_20_body"/>
      <text:p text:style-name="P2">Для остальных же придется вносить определенные корректировки в конвертер для преобразования тех или иных значений и прочего. Это предусмотрено разбиением процесса парсинга и преобразования на отдельные методы-шаги, каждый из которых можно будет без труда переопределить в подклассе. Таким образом, в самом клиенте изменения вносятся <text:soft-page-break/>только в исключительных случаях. Вероятно, будут попадаться такие API платформ, которые будут требовать значительных переделок и в базовых классах библиотеки.</text:p>
      <text:p text:style-name="Text_20_body"/>
      <text:p text:style-name="P2">Примечание.</text:p>
      <text:p text:style-name="Text_20_body"/>
      <text:p text:style-name="P2">Код библиотеки не идеален и находится в процессе развития. Недостатки основной библиотеки являются недостатками, то есть их нужно исправлять, а не повторять или брать за образец для своего кода.</text:p>
      <text:p text:style-name="Text_20_body"/>
      <text:h text:style-name="P11" text:outline-level="1">3. Код</text:h>
      <text:p text:style-name="Text_20_body"/>
      <text:p text:style-name="P2">Чтобы можно было легко ориентироваться в коде, мы должны быть всегда уверены, что одни и те же слова и имена переменных, классов и методов означают одни те же понятия. Другими словами, имя должно точно соответствовать своему значению, форма — содержанию и наоборот.</text:p>
      <text:p text:style-name="Text_20_body"/>
      <text:p text:style-name="P2">Например, если мы параметры запроса (params) преобразуем в параметры платформы, то мы уже не можем использовать прежнее название params, а должны назвать новую переменную platform_params. Это не только делает код понятным, но и позволяет избежать многих ошибок по недоразумению, а также ускоряет разработку, так как больше не нужно отслеживать происхождение значения той или иной переменной, если нам нужно сделать изменения в малознакомом или подзабытом старом коде.</text:p>
      <text:p text:style-name="Text_20_body"/>
      <text:h text:style-name="P11" text:outline-level="1">4. Тестовое задание</text:h>
      <text:p text:style-name="Text_20_body"/>
      <text:p text:style-name="P2">Необходимо разобраться в исходных базовых классах и, используя их, сделать следующее:</text:p>
      <text:p text:style-name="Text_20_body"/>
      <text:list xml:id="list700977967" text:style-name="L1">
        <text:list-item>
          <text:p text:style-name="P3">Написать класс клиента (вместе с конвертером) для REST API биржи Okex, который реализует 2 функции:</text:p>
          <text:list>
            <text:list-item>
              <text:p text:style-name="P4"><text:span text:style-name="T6">Получение трейдов (trades) (метод </text:span><text:span text:style-name="T7">fetch_trades_history</text:span><text:span text:style-name="T6">)</text:span></text:p>
            </text:list-item>
            <text:list-item>
              <text:p text:style-name="P4"><text:span text:style-name="T6">Получение свечей (kline/candlestick) (метод </text:span><text:span text:style-name="T7">fetch_candles</text:span><text:span text:style-name="T6">)</text:span></text:p>
            </text:list-item>
          </text:list>
        </text:list-item>
        <text:list-item>
          <text:p text:style-name="P3">Написать класс клиента (вместе с конвертером) для Websocket API биржи Okex, который реализует 2 функции:</text:p>
          <text:list>
            <text:list-item>
              <text:p text:style-name="P3">Получение трейдов (trades)</text:p>
            </text:list-item>
            <text:list-item>
              <text:p text:style-name="P3">Получение свечей (kline/candlestick)</text:p>
            </text:list-item>
          </text:list>
        </text:list-item>
      </text:list>
      <text:p text:style-name="Text_20_body"/>
      <text:p text:style-name="P5"><text:span text:style-name="T3">Исходный код базовых классов - </text:span><text:a xlink:type="simple" xlink:href="https://drive.google.com/file/d/1fFsF0t_7WbvmWlTzgcqd6Zvz70Fcwucc/view?usp=sharing" text:style-name="Internet_20_link" text:visited-style-name="Visited_20_Internet_20_Link"><text:span text:style-name="T5">https://drive.google.com/file/d/1fFsF0t_7WbvmWlTzgcqd6Zvz70Fcwucc/view?usp=sharing</text:span></text:a><text:span text:style-name="T1"> </text:span></text:p>
      <text:p text:style-name="Text_20_body"/>
      <text:p text:style-name="P5"><text:span text:style-name="T3">Документация API биржи Okex - </text:span><text:a xlink:type="simple" xlink:href="https://github.com/okcoin-okex/API-docs-OKEx.com/tree/master/API-For-Spot-EN" text:style-name="Internet_20_link" text:visited-style-name="Visited_20_Internet_20_Link"><text:span text:style-name="T5">https://github.com/okcoin-okex/API-docs-OKEx.com/tree/master/API-For-Spot-EN</text:span></text:a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Trebuchet MS" svg:font-family="'Trebuchet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5:52:06.734317364</meta:creation-date>
    <dc:date>2018-12-28T15:55:20.850922346</dc:date>
    <meta:editing-duration>PT3M17S</meta:editing-duration>
    <meta:editing-cycles>1</meta:editing-cycles>
    <meta:document-statistic meta:table-count="0" meta:image-count="0" meta:object-count="0" meta:page-count="6" meta:paragraph-count="44" meta:word-count="828" meta:character-count="5993" meta:non-whitespace-character-count="5181"/>
    <meta:generator>LibreOffice/6.0.7.3$Linux_x86 LibreOffice_project/00m0$Build-3</meta:generator>
  </office:meta>
</office:document-meta>
</file>